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67a" officeooo:paragraph-rsid="0006367a"/>
    </style:style>
    <style:style style:name="P2" style:family="paragraph" style:parent-style-name="Standard" style:list-style-name="L1">
      <style:text-properties officeooo:rsid="0006367a" officeooo:paragraph-rsid="0006367a"/>
    </style:style>
    <style:style style:name="P3" style:family="paragraph" style:parent-style-name="Standard" style:list-style-name="L1">
      <style:text-properties officeooo:paragraph-rsid="0006367a"/>
    </style:style>
    <style:style style:name="P4" style:family="paragraph" style:parent-style-name="Standard">
      <style:text-properties officeooo:paragraph-rsid="0006367a"/>
    </style:style>
    <style:style style:name="P5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officeooo:rsid="0006367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fferences between stock TAZ toolhead and opah maunfacture</text:p>
      <text:p text:style-name="P1"/>
      <text:list xml:id="list5555035293134890189" text:style-name="L1">
        <text:list-item>
          <text:p text:style-name="P2">The opah adds a brace to the top of the extruder body.</text:p>
          <text:list>
            <text:list-item>
              <text:p text:style-name="P2">There are now 2 M3 thermal inserts in the extruder bods</text:p>
            </text:list-item>
            <text:list-item>
              <text:p text:style-name="P2">The brace gets secured to the extruder body using 2 M3x12 BHCS's</text:p>
            </text:list-item>
          </text:list>
        </text:list-item>
        <text:list-item>
          <text:p text:style-name="P2">The 2 24V fans that are spliced in parallel will now be spliced with solder sleeves instead of ferrules and heatshrink</text:p>
          <text:list>
            <text:list-item>
              <text:p text:style-name="P3"><text:span text:style-name="T1">The solder sleeve is digikey part number </text:span><text:bookmark text:name="product-details"/><text:span text:style-name="T1">A104858-ND</text:span></text:p>
            </text:list-item>
          </text:list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8T13:40:27.154632405</meta:creation-date>
    <dc:date>2016-06-28T14:01:42.594600342</dc:date>
    <meta:editing-duration>PT6M5S</meta:editing-duration>
    <meta:editing-cycles>1</meta:editing-cycles>
    <meta:document-statistic meta:table-count="0" meta:image-count="0" meta:object-count="0" meta:page-count="1" meta:paragraph-count="6" meta:word-count="77" meta:character-count="406" meta:non-whitespace-character-count="340"/>
    <meta:generator>LibreOffice/5.0.4.2$Linux_X86_64 LibreOffice_project/2b9802c1994aa0b7dc6079e128979269cf95bc78</meta:generator>
  </office:meta>
</office:document-meta>
</file>